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F8000004976EB3AEE96BA6F387.png" manifest:media-type="image/png"/>
  <manifest:file-entry manifest:full-path="Pictures/1000000000000A4E000002990D44C20BE3F0E8B5.png" manifest:media-type="image/png"/>
  <manifest:file-entry manifest:full-path="Pictures/1000000000000C86000005FD8E3B441F2942DF26.png" manifest:media-type="image/png"/>
  <manifest:file-entry manifest:full-path="Pictures/1000000000000AAA00000269724DE4863F86FE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思源黑体 CN" svg:font-family="'思源黑体 CN'" style:font-family-generic="system" style:font-pitch="variable"/>
  </office:font-face-decls>
  <office:automatic-styles>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loext:graphic-properties draw:fill="none" draw:fill-color="#ffffff"/>
      <style:paragraph-properties fo:margin-left="0cm" fo:margin-right="0cm" style:line-height-at-least="0.318cm" fo:text-align="start" style:justify-single-word="false" fo:text-indent="0cm" style:auto-text-indent="false" fo:background-color="transparent"/>
    </style:style>
    <style:style style:name="P4" style:family="paragraph" style:parent-style-name="Text_20_body">
      <loext:graphic-properties draw:fill="none" draw:fill-color="#ffffff"/>
      <style:paragraph-properties fo:margin-left="0cm" fo:margin-right="0cm" style:line-height-at-least="0.318cm" fo:text-align="start" style:justify-single-word="false" fo:text-indent="0cm" style:auto-text-indent="false" fo:background-color="transparent"/>
      <style:text-properties fo:font-variant="normal" fo:text-transform="none"/>
    </style:style>
    <style:style style:name="T1" style:family="text">
      <style:text-properties fo:font-variant="normal" fo:text-transform="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emilk.github.io/egui/index.html#demo" text:style-name="Internet_20_link" text:visited-style-name="Visited_20_Internet_20_Link">https://emilk.github.io/egui/index.html#demo</text:a></text:p>
      <text:p text:style-name="P1">设定对照</text:p>
      <text:p text:style-name="P1"><text:bookmark text:name="{44d27259-913a-43b6-9a90-38d893abf0d4}{139}"/><draw:frame draw:style-name="fr1" draw:name="图像1" text:anchor-type="as-char" svg:width="23.753cm" svg:height="5.357cm" draw:z-index="3"><draw:image xlink:href="Pictures/1000000000000AAA00000269724DE4863F86FE9C.png" xlink:type="simple" xlink:show="embed" xlink:actuate="onLoad" draw:mime-type="image/png"/><svg:title>G Style Fonts Reset 21 22 23 24 25 26 27 28 29 30 31 32 33 34 35 36 37 38 39 40 fonts . fonts_for_family. get_mut(&amp;FontFami1y: : Monospace) . unwrap() . insert(0, " LXGVvuenKai -Regular" . ) ) ; fonts . fonts_for_family. get_mut(&amp;FontFami1y: : Proportional ) . unwrap() . insert(O, " LXGVvuenKai -Regular" . ) ) ; 213 25 3 El 22 Settings Small Body Button Heading Monospace fonts . family_and fonts . family_and fonts . family_and fonts . family_and fonts . family_and egui_ctx . slze. insert slze. insert size. insert size. insert size. insert (TextSty1e: :Sma11, ( FontFami1y: : Proportional , (TextSty1e: : Body , ( FontFami1y: : Proportional , (TextSty1e: : Button , ( FontFami1y: : Proportional , (TextStyle: : Heading, ( FontFami1y: : Proportional , (TextSty1e: : Monospace , 20.0)); 25.0)); 25.0)); 30.0)); (FontFami1y: :Monospace, 22.0)) Texture size: 2048 x 256 (hover to zoom) </svg:title></draw:frame></text:p>
      <text:p text:style-name="P4"> </text:p>
      <text:p text:style-name="P2"><text:bookmark text:name="{44d27259-913a-43b6-9a90-38d893abf0d4}{140}"/><draw:frame draw:style-name="fr1" draw:name="图像2" text:anchor-type="as-char" svg:width="23.813cm" svg:height="6.004cm" draw:z-index="0"><draw:image xlink:href="Pictures/1000000000000A4E000002990D44C20BE3F0E8B5.png" xlink:type="simple" xlink:show="embed" xlink:actuate="onLoad" draw:mime-type="image/png"/><svg:title>Spacing x: 113 y: x: 613 y: 2 Item spacing 4 Window padding S Button padding 30 Interact size IS Indent 3@@ Slider width TextEdit width 25 Scroll-bar width width Checkboxes etc: width: 19 spaci ng: 113 Tooltip wrap width End indented regions with a horizontal separator Max heiqht of a combo box 47 &gt; 62 63 64 65 66 67 68 69 70 71 72 73 74 75 76 77 78 79 80 81 {//impl Default for Style style. animation_time 0.5; let (mut spacing, mut visuals); spacing = style: :Spacing: :default(); spacing. item_spacing spacing. window_padding spacing. button_padding . interact size spacing . indent spacing . slider width spacing . text edit width spacing . scroll bar width spacing . icon width spacing spacing. Icon_spaclng vec2(5.o, 2.0) vec2(2.o, 4.0) vec2(10.o, vec2(80.o, 15.0; 300.0; 300. o; 25.0; 19.0; 10.0; 5.0); 30.0); 18.0 100.0 280.0 8.0 14.0 0.0 / / spacing. tooltip_width 600.0; // spacing. indent_ends_with_horizontal line = false; vec2(8.O, 3.0) Vec2: : splat(6.0) vec2(4.O, 1.0) vec2(40.o, 18.0) check box etc . width check box etc . spa c Ing // 600 // false style. spacing spacing; </svg:title></draw:frame></text:p>
      <text:p text:style-name="P4"> </text:p>
      <text:p text:style-name="P2"><text:bookmark text:name="{44d27259-913a-43b6-9a90-38d893abf0d4}{141}"/><text:soft-page-break/><draw:frame draw:style-name="fr1" draw:name="图像3" text:anchor-type="as-char" svg:width="23.724cm" svg:height="8.391cm" draw:z-index="1"><draw:image xlink:href="Pictures/1000000000000CF8000004976EB3AEE96BA6F387.png" xlink:type="simple" xlink:show="embed" xlink:actuate="onLoad" draw:mime-type="image/png"/><svg:title>Visuals Spacing: : default( v Background Colors = style: :Visuals: Rounding 16 resize corner size text cursor width clip_rect_margin 68 82 83 84 85 86 87 88 89 90 91 92 93 94 95 96 97 98 100 101 102 103 104 105 106 107 108 109 206 207 208 209 210 211 212 213 spacing visuals = style: Buttons Windows Faint accent Extreme v Window Fill Outline O Shadow 32 Shadow (small menus and popups) &gt; Widgets Selection Text color I Code background hyperlink_color visuals .dark_mode = : default(); false; // visuals . None , {1 'background colors , 535b#TGwidgets visuals . visuals . {1 'window, &amp; bg_stroke Gwidgetsæ visuals visuals .window_shadow visuals . popup_shadow visuals . visuals . hyperlink_color resize _ corner _ size: 12.0, text cursor width: 2.0, // text _ cursor _ preview: false, clip_rect_margin: 3.0, // should button frame: true , collapsing_header_frame: false , let mut selection); egui_ctx . set _ style( style) ; Opt , Color32 : Color32 : 0.0; Color32 : : from_rgb(35 , 37, 34) , 34, 31); Color32 Color32 • . : 10) 6.0, epaint: : Shadow{extrusion : 32.0 , color : Color32. epaint: : Shadow{extrusion . Color32: : ; : 160, 90, cursor on hover half the size of •5.0 ,color , 35, 73)}; 168); Color32 Color32: : from_rgb(90, 170, Shadow: : 255) preview text be at least the widest frame stroke + max WidgetVisua1s: : expans Ion o O 12. @ Preview text cursor on hover Button has a frame Collapsing header has a frame </svg:title></draw:frame></text:p>
      <text:p text:style-name="P4"> </text:p>
      <text:p text:style-name="P2"><text:bookmark text:name="{44d27259-913a-43b6-9a90-38d893abf0d4}{142}"/><text:soft-page-break/><draw:frame draw:style-name="fr1" draw:name="图像4" text:anchor-type="as-char" svg:width="23.804cm" svg:height="11.381cm" draw:z-index="2"><draw:image xlink:href="Pictures/1000000000000C86000005FD8E3B441F2942DF26.png" xlink:type="simple" xlink:show="embed" xlink:actuate="onLoad" draw:mime-type="image/png"/><svg:title>let let Settings Visuals &gt; Background Colors Window t' Widgets Noninteractive bg—fill: gg10r3@: 149 151 152 153 154 155 156 157 158 159 160 161 162 163 164 165 1 66 167 168 169 170 171 172 173 174 175 176 177 178 179 180 181 182 183 184 185 186 187 188 189 190 191 192 193 194 195 196 197 1 98 noninteractive : style: :WidgetVisua1s; ( inactive , hovered , active , open) ; noninteractive style: :WidgetVisua1s bg—fill: gglor3@: bg_stroke: Stroke: fg—stroke: Stroke: corner_radius: 0.0, o, o, // window background Color32.. // separators, indentation lines, Color32. • : 154)), // normal text color expansion: 0.0, inactive style: :WidgetVisua1s bg_stroke: Stroke: Color-32.. . noninteractive hovered style: :WidgetVisua1s // window background // separators, indentation lines, windows outlines windows outlines The style of a widget that you cannot interact with, e.g. labels and separators. bg_fill O bg_stroke fg_stroke (text) o El 12. @ corner radius expansion resize corner Slze text cursor width bg—fill: bg_stroke: Stroke Color-32: fg—stroke: Stroke : Color-32: , 222,235,255)), corner_radius: 8.0, expansion: 2.0, active style: :WidgetVisua1s bg—fill: gglor-ß@: 138,61 , 255), bg_stroke: Stroke : Color-32: , 222,223,255)), corner_radius: 40.0, . hovered style: :WidgetVisua1s open bg—fill: Color-3@«; 138,61 , 255), bg_stroke: Stroke : Color-32: , 222,223,255)), fg—stroke: Stroke : Color-32: 151 , 222,235,255)), corner_radius: 2.0, expansion: 0.0, hover over window edge or button hover over window edge or button &gt; Interactive but inactive &gt; Interactive and hovered &gt; Interactive and active &gt; Open menu v Selection Selectable labels stroke Text color Code background hyperlink_color O O widgets = style: , inactive , hovered , active ,open}; selection style: :Selection: selection . bg_fill selection . stroke visuals.widgets = visuals . selection Color-32: 138,61 , 255); Stroke: Color-32: 151 , 222,235,255)) Preview text cursor on hover widgets ; selection; </svg:title></draw:frame></text:p>
      <text:p text:style-name="P3"><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思源黑体 CN" svg:font-family="'思源黑体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体 CN" style:font-family-asian="'思源黑体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5T00:53:07.692999457</meta:creation-date>
    <dc:date>2021-08-15T00:55:14.745823373</dc:date>
    <meta:editing-duration>PT2M8S</meta:editing-duration>
    <meta:editing-cycles>1</meta:editing-cycles>
    <meta:document-statistic meta:table-count="0" meta:image-count="4" meta:object-count="0" meta:page-count="3" meta:paragraph-count="10" meta:word-count="5" meta:character-count="52" meta:non-whitespace-character-count="48"/>
    <meta:generator>LibreOffice/7.1.5.2$Linux_X86_64 LibreOffice_project/10$Build-2</meta:generator>
  </office:meta>
</office:document-meta>
</file>